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wrap-option="wrap" fo:border-left="none" fo:padding-bottom="0.0193in" fo:padding-left="0.0138in" fo:padding-right="0.0138in" fo:padding-top="0.0193in" fo:border-right="0.99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solid #000000" fo:wrap-option="wrap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023" table:default-cell-style-name="Default"/>
        <table:table-row table:style-name="ro3">
          <table:table-cell table:style-name="ce1"/>
          <table:table-cell table:style-name="ce4" office:value-type="string">
            <text:p>C20</text:p>
          </table:table-cell>
          <table:table-cell table:style-name="ce4" office:value-type="string">
            <text:p>C22, C23, C27, C49, C50</text:p>
          </table:table-cell>
          <table:table-cell table:style-name="ce4" office:value-type="string">
            <text:p>T1</text:p>
          </table:table-cell>
          <table:table-cell table:style-name="ce4" office:value-type="string">
            <text:p>Xtal Term</text:p>
          </table:table-cell>
          <table:table-cell table:style-name="ce4" office:value-type="string">
            <text:p>X1, X2, X3, X4, X5</text:p>
          </table:table-cell>
          <table:table-cell table:style-name="ce4" office:value-type="string">
            <text:p>C12, C13, C15, C16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C17</text:p>
          </table:table-cell>
          <table:table-cell table:style-name="ce4" office:value-type="string">
            <text:p>C11, C19</text:p>
          </table:table-cell>
          <table:table-cell table:style-name="ce4" office:value-type="string">
            <text:p>C51, C54</text:p>
          </table:table-cell>
          <table:table-cell table:style-name="ce4" office:value-type="string">
            <text:p>C46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C28</text:p>
          </table:table-cell>
          <table:table-cell table:style-name="ce4" office:value-type="string">
            <text:p>C39</text:p>
          </table:table-cell>
          <table:table-cell table:style-name="ce4" office:value-type="string">
            <text:p>C36</text:p>
          </table:table-cell>
          <table:table-cell table:style-name="ce4" office:value-type="string">
            <text:p>C31</text:p>
          </table:table-cell>
          <table:table-cell table:style-name="ce4" office:value-type="string">
            <text:p>C32</text:p>
          </table:table-cell>
          <table:table-cell table:style-name="ce4" office:value-type="string">
            <text:p>C40, C41, C42, C43, C44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table:style-name="ce4" office:value-type="string">
            <text:p>L9</text:p>
          </table:table-cell>
          <table:table-cell table:style-name="ce5" table:number-columns-repeated="1001"/>
          <table:table-cell table:style-name="ce3"/>
        </table:table-row>
        <table:table-row table:style-name="ro2">
          <table:table-cell table:style-name="ce2" office:value-type="string">
            <text:p>80 meters</text:p>
          </table:table-cell>
          <table:table-cell office:value-type="string">
            <text:p>4.7 pF</text:p>
          </table:table-cell>
          <table:table-cell office:value-type="string">
            <text:p>470 pF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40 meters</text:p>
          </table:table-cell>
          <table:table-cell office:value-type="string">
            <text:p>3.3 pF</text:p>
          </table:table-cell>
          <table:table-cell office:value-type="string">
            <text:p>120 pF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30 meters</text:p>
          </table:table-cell>
          <table:table-cell office:value-type="string">
            <text:p>2.2 pF</text:p>
          </table:table-cell>
          <table:table-cell office:value-type="string">
            <text:p>56 pF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20 meters</text:p>
          </table:table-cell>
          <table:table-cell office:value-type="string">
            <text:p>1 pF</text:p>
          </table:table-cell>
          <table:table-cell office:value-type="string">
            <text:p>27 pF</text:p>
          </table:table-cell>
          <table:table-cell office:value-type="string">
            <text:p>FT37-43 16:7</text:p>
          </table:table-cell>
          <table:table-cell/>
          <table:table-cell office:value-type="string">
            <text:p>6.144 MHz</text:p>
          </table:table-cell>
          <table:table-cell office:value-type="string">
            <text:p>150 pF</text:p>
          </table:table-cell>
          <table:table-cell office:value-type="string">
            <text:p>FT37-61 13T</text:p>
          </table:table-cell>
          <table:table-cell office:value-type="string">
            <text:p>68 pF</text:p>
          </table:table-cell>
          <table:table-cell office:value-type="string">
            <text:p>100 pF</text:p>
          </table:table-cell>
          <table:table-cell office:value-type="string">
            <text:p>47 pF</text:p>
          </table:table-cell>
          <table:table-cell office:value-type="string">
            <text:p>0.5 pF</text:p>
          </table:table-cell>
          <table:table-cell office:value-type="string">
            <text:p>FT37-61 10T</text:p>
          </table:table-cell>
          <table:table-cell office:value-type="string">
            <text:p>22 pF</text:p>
          </table:table-cell>
          <table:table-cell office:value-type="string">
            <text:p>390 pF</text:p>
          </table:table-cell>
          <table:table-cell office:value-type="string">
            <text:p>270 pF</text:p>
          </table:table-cell>
          <table:table-cell office:value-type="string">
            <text:p>33 pF</text:p>
          </table:table-cell>
          <table:table-cell office:value-type="string">
            <text:p>100 pF</text:p>
          </table:table-cell>
          <table:table-cell office:value-type="string">
            <text:p>390 pF</text:p>
          </table:table-cell>
          <table:table-cell office:value-type="string">
            <text:p>T37-2 14T</text:p>
          </table:table-cell>
          <table:table-cell office:value-type="string">
            <text:p>T37-2 9T</text:p>
          </table:table-cell>
          <table:table-cell office:value-type="string">
            <text:p>T37-2 8T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17 meters</text:p>
          </table:table-cell>
          <table:table-cell office:value-type="string">
            <text:p>1 pF</text:p>
          </table:table-cell>
          <table:table-cell office:value-type="string">
            <text:p>18 pF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15 meters</text:p>
          </table:table-cell>
          <table:table-cell office:value-type="string">
            <text:p>1 pF</text:p>
          </table:table-cell>
          <table:table-cell office:value-type="string">
            <text:p>12 pF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11.059 MHz</text:p>
          </table:table-cell>
          <table:table-cell office:value-type="string">
            <text:p>470 pF</text:p>
          </table:table-cell>
          <table:table-cell table:number-columns-repeated="1017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4">09/24/2011</text:date>, <text:time>02:1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Milldrum</meta:initial-creator>
    <meta:creation-date>2011-09-16T23:12:07</meta:creation-date>
    <dc:date>2011-09-24T02:15:59</dc:date>
    <dc:creator>Jason Milldrum</dc:creator>
    <meta:editing-duration>PT58M5S</meta:editing-duration>
    <meta:editing-cycles>3</meta:editing-cycles>
    <meta:generator>LibreOffice/3.4$Linux LibreOffice_project/340m1$Build-302</meta:generator>
    <meta:document-statistic meta:table-count="3" meta:cell-count="60" meta:object-count="0"/>
  </office:meta>
</office:document-meta>
</file>